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106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579cm" fo:break-before="auto" style:use-optimal-row-height="true"/>
    </style:style>
    <style:style style:name="ro6" style:family="table-row">
      <style:table-row-properties style:row-height="6.786cm" fo:break-before="auto" style:use-optimal-row-height="true"/>
    </style:style>
    <style:style style:name="ro7" style:family="table-row">
      <style:table-row-properties style:row-height="3.184cm" fo:break-before="auto" style:use-optimal-row-height="true"/>
    </style:style>
    <style:style style:name="ro8" style:family="table-row">
      <style:table-row-properties style:row-height="1.637cm" fo:break-before="auto" style:use-optimal-row-height="true"/>
    </style:style>
    <style:style style:name="ro9" style:family="table-row">
      <style:table-row-properties style:row-height="2.427cm" fo:break-before="auto" style:use-optimal-row-height="true"/>
    </style:style>
    <style:style style:name="ro10" style:family="table-row">
      <style:table-row-properties style:row-height="2.748cm" fo:break-before="auto" style:use-optimal-row-height="true"/>
    </style:style>
    <style:style style:name="ro11" style:family="table-row">
      <style:table-row-properties style:row-height="4.006cm" fo:break-before="auto" style:use-optimal-row-height="true"/>
    </style:style>
    <style:style style:name="ro12" style:family="table-row">
      <style:table-row-properties style:row-height="0.961cm" fo:break-before="auto" style:use-optimal-row-height="true"/>
    </style:style>
    <style:style style:name="ro13" style:family="table-row">
      <style:table-row-properties style:row-height="0.792cm" fo:break-before="auto" style:use-optimal-row-height="true"/>
    </style:style>
    <style:style style:name="ro14" style:family="table-row">
      <style:table-row-properties style:row-height="0.67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8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10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3T10:14:12">
            <text:p>0203</text:p>
          </table:table-cell>
          <table:table-cell table:style-name="ce11" office:value-type="string">
            <text:p>p-1</text:p>
          </table:table-cell>
          <table:table-cell table:style-name="ce12" office:value-type="string" table:number-columns-spanned="3" table:number-rows-spanned="1">
            <text:p>Środa, drugi luta. / Wiatr, nie. Słoneczna. / Wschód księżyca. 7:38. / Planeta w Układzie Słonecznym. Planeta Uran. &lt;a&gt; Trzeci luta, 20:00. Ta planeta znajduje się w </text:p>
            <text:p>kierunku południowo-zachodnim-zachodnim. </text:p>
          </table:table-cell>
          <table:covered-table-cell table:number-columns-repeated="2" table:style-name="ce8"/>
          <table:table-cell table:style-name="ce14" office:value-type="string">
            <text:p>https://eco.mtk.nao.ac.jp/cgi-bin/koyomi/skymap.cgi</text:p>
          </table:table-cell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11" office:value-type="string">
            <text:p>p-2</text:p>
          </table:table-cell>
          <table:table-cell table:style-name="ce12" office:value-type="string" table:number-columns-spanned="3" table:number-rows-spanned="1">
            <text:p>Koty : (1) W wschodnej małej działce. Obaj. (2) Nie zeszli. Karmienie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11" office:value-type="string">
            <text:p>k-1</text:p>
          </table:table-cell>
          <table:table-cell table:style-name="ce12" office:value-type="string" table:number-columns-spanned="3" table:number-rows-spanned="1">
            <text:p>수요일. / 맑은. 바람 없음. 그만큼 춥지 않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11" office:value-type="string">
            <text:p>k-2</text:p>
          </table:table-cell>
          <table:table-cell table:style-name="ce12" office:value-type="string" table:number-columns-spanned="3" table:number-rows-spanned="1">
            <text:p>시노 : (1) 슬러의 연습. 연주, 없음. &lt;1&gt; 연습을 하는 것만으로 시간이 지낸다. <text:s/>&lt;2&gt; 연습이 충분히 마음을 만족시키 해준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11" office:value-type="string">
            <text:p>k-3</text:p>
          </table:table-cell>
          <table:table-cell table:style-name="ce12" office:value-type="string" table:number-columns-spanned="3" table:number-rows-spanned="1">
            <text:p>샤크 : (1) 연습. 소리내기. (2) 갑 소리에도 슬러. 구멍 1 에서 2, 2 에서 3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11" office:value-type="string">
            <text:p>a-1</text:p>
          </table:table-cell>
          <table:table-cell table:style-name="ce12" office:value-type="string" table:number-columns-spanned="3" table:number-rows-spanned="1">
            <text:p>بعد ذلك، مرة أخرى / هو بنى منزل.</text:p>
            <text:p>baAda[po / dzaalika[to / hua[on / binaa[zbudowal` / 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7">
            <text:p>7</text:p>
          </table:table-cell>
          <table:table-cell table:style-name="ce2" table:formula="of:=[.B7]+1" office:value-type="float" office:value="7">
            <text:p>7</text:p>
          </table:table-cell>
          <table:table-cell table:style-name="ce6"/>
          <table:table-cell table:style-name="ce11" office:value-type="string">
            <text:p>a-2</text:p>
          </table:table-cell>
          <table:table-cell table:style-name="ce12" office:value-type="string" table:number-columns-spanned="3" table:number-rows-spanned="1">
            <text:p>الحرب الإسرائيلية على غزة في ٢٠١٤.</text:p>
            <text:p>al-h^arb[wojna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8">
            <text:p>8</text:p>
          </table:table-cell>
          <table:table-cell table:style-name="ce2" table:formula="of:=[.B8]+1" office:value-type="float" office:value="8">
            <text:p>8</text:p>
          </table:table-cell>
          <table:table-cell table:style-name="ce6"/>
          <table:table-cell table:style-name="ce11" office:value-type="string">
            <text:p>f-1</text:p>
          </table:table-cell>
          <table:table-cell table:style-name="ce12" office:value-type="string" table:number-columns-spanned="3" table:number-rows-spanned="1">
            <text:p><text:s text:c="2"/>آنها متحمل تلفات می شوند.</text:p>
            <text:p>onhoo[one / mutah^amle[endure.e / talafaat[ofiary.pl . 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">
            <text:p>9</text:p>
          </table:table-cell>
          <table:table-cell table:style-name="ce2" table:formula="of:=[.B9]+1" office:value-type="float" office:value="9">
            <text:p>9</text:p>
          </table:table-cell>
          <table:table-cell table:style-name="ce6"/>
          <table:table-cell table:style-name="ce11" office:value-type="string">
            <text:p>h-1</text:p>
          </table:table-cell>
          <table:table-cell table:style-name="ce13" office:value-type="string" table:number-columns-spanned="3" table:number-rows-spanned="1">
            <text:p>वह कहते हैं। आप मरेगे। इसके बाद, आप अपनी इंद्रियों को बनाए रखें। </text:p>
            <text:p>vae[on / kyahaete[mowi / aap / marege[die.e / iske[to / baad[po / aap / apnii[own.e / indriyon[sensens.e / ko / banaae[make.e / rkhee[keep.e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0">
            <text:p>10</text:p>
          </table:table-cell>
          <table:table-cell table:style-name="ce2" table:formula="of:=[.B10]+1" office:value-type="float" office:value="10">
            <text:p>10</text:p>
          </table:table-cell>
          <table:table-cell table:style-name="ce6"/>
          <table:table-cell table:style-name="ce11" office:value-type="string">
            <text:p>c-1</text:p>
          </table:table-cell>
          <table:table-cell table:style-name="ce12" office:value-type="string" table:number-columns-spanned="3" table:number-rows-spanned="1">
            <text:p>（1）狄拉克δ函数。把它做积分处理，生产物，价值是 1。（2）学习到的是，（a）δ函数和波函数 ψ 的积 (m1)，函数 ψ 的参数 x 为 a，ψ(a) 。（b）m1 的积分为 y (y = ∫ (δψ)dx)。（c）这 y 的价值，就是 ψ(a)。∫ (δψ)dx = ψ(a) (δ =δ(x – a))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11">
            <text:p>11</text:p>
          </table:table-cell>
          <table:table-cell table:style-name="ce2" table:formula="of:=[.B11]+1" office:value-type="float" office:value="11">
            <text:p>11</text:p>
          </table:table-cell>
          <table:table-cell table:style-name="ce6"/>
          <table:table-cell table:style-name="ce11" office:value-type="string">
            <text:p>r-1</text:p>
          </table:table-cell>
          <table:table-cell table:style-name="ce12" office:value-type="string" table:number-columns-spanned="3" table:number-rows-spanned="1">
            <text:p>во второй полови'не[half.e дня, зубная боль стала менее сильной[simhada.k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4T10:07:07.11">
            <text:p>0204</text:p>
          </table:table-cell>
          <table:table-cell table:style-name="ce11" office:value-type="string">
            <text:p>p-1</text:p>
          </table:table-cell>
          <table:table-cell table:style-name="ce12" office:value-type="string" table:number-columns-spanned="3" table:number-rows-spanned="1">
            <text:p>czwartek, trzeci luta. / Słoneczna. Bez wiatr. / Planeta Uran, jego lokalizacja. Długość między 240 a 255. Bliżej do 255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2" table:formula="of:=[.B13]+1" office:value-type="float" office:value="2">
            <text:p>2</text:p>
          </table:table-cell>
          <table:table-cell table:style-name="ce6"/>
          <table:table-cell table:style-name="ce11" office:value-type="string">
            <text:p>p-2</text:p>
          </table:table-cell>
          <table:table-cell table:style-name="ce12" office:value-type="string" table:number-columns-spanned="3" table:number-rows-spanned="1">
            <text:p>Koty : (1) W wschodnej działce. Jego róg. &lt;1&gt; Opadłe liście. Piętrzą się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4">
            <text:p>14</text:p>
          </table:table-cell>
          <table:table-cell table:style-name="ce2" table:formula="of:=[.B14]+1" office:value-type="float" office:value="3">
            <text:p>3</text:p>
          </table:table-cell>
          <table:table-cell table:style-name="ce6"/>
          <table:table-cell table:style-name="ce11" office:value-type="string">
            <text:p>k-1</text:p>
          </table:table-cell>
          <table:table-cell table:style-name="ce12" office:value-type="string" table:number-columns-spanned="3" table:number-rows-spanned="1">
            <text:p>목요일. / 맑은. 바람 없음. / 입춘 까지 앞으로 1 일 남아. / 달 년령 : 1.9. 밤 20시, 서 쪽 하늘, 수평선 바로 상에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5">
            <text:p>15</text:p>
          </table:table-cell>
          <table:table-cell table:style-name="ce2" table:formula="of:=[.B15]+1" office:value-type="float" office:value="4">
            <text:p>4</text:p>
          </table:table-cell>
          <table:table-cell table:style-name="ce6"/>
          <table:table-cell table:style-name="ce11" office:value-type="string">
            <text:p>k-2</text:p>
          </table:table-cell>
          <table:table-cell table:style-name="ce12" office:value-type="string" table:number-columns-spanned="3" table:number-rows-spanned="1">
            <text:p>시노 : (1) 반주용 녹화. 이 녹화를 컴퓨터로 넣어, 재생. 이 녹화를 재생하면서, 피리를 불었다. 즐겼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2" table:formula="of:=[.B16]+1" office:value-type="float" office:value="5">
            <text:p>5</text:p>
          </table:table-cell>
          <table:table-cell table:style-name="ce6"/>
          <table:table-cell table:style-name="ce11" office:value-type="string">
            <text:p>k-3</text:p>
          </table:table-cell>
          <table:table-cell table:style-name="ce12" office:value-type="string" table:number-columns-spanned="3" table:number-rows-spanned="1">
            <text:p>샤크 : (1) `유리` 의 연습. 구멍은 5. 왼 쪽, 오른 쪽, 둘 다. &lt;1&gt; `유리` 올리기 때, 턱은 어히려 내린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2-02-06T09:43:18.53">
            <text:p>0206</text:p>
          </table:table-cell>
          <table:table-cell table:style-name="ce11" office:value-type="string">
            <text:p>p-1</text:p>
          </table:table-cell>
          <table:table-cell table:style-name="ce12" office:value-type="string" table:number-columns-spanned="3" table:number-rows-spanned="1">
            <text:p>Sobota, piąty luta. / Wiatr. Dopiero z późnego popołudnia. zimny wiatr. Na wysokości szóstego piętra. / / Księżyca : Kiedy wychodzę z domu wieczorem, na zachodnim niebie, nisko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8">
            <text:p>18</text:p>
          </table:table-cell>
          <table:table-cell table:style-name="ce2" table:formula="of:=[.B18]+1" office:value-type="float" office:value="2">
            <text:p>2</text:p>
          </table:table-cell>
          <table:table-cell table:style-name="ce6"/>
          <table:table-cell table:style-name="ce11" office:value-type="string">
            <text:p>p-2</text:p>
          </table:table-cell>
          <table:table-cell table:style-name="ce12" office:value-type="string" table:number-columns-spanned="3" table:number-rows-spanned="1">
            <text:p>koty : (1) obaj w zachodnim działce. (2) Nie zeszli. &lt;1&gt; Jak dla Mike'a, chociaż nie schodzi na ziemie, ale gdy robię masażu, podnosi jej twarz. Wygląda, że czuje się dobrze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9">
            <text:p>19</text:p>
          </table:table-cell>
          <table:table-cell table:style-name="ce2" table:formula="of:=[.B19]+1" office:value-type="float" office:value="3">
            <text:p>3</text:p>
          </table:table-cell>
          <table:table-cell table:style-name="ce6"/>
          <table:table-cell table:style-name="ce11" office:value-type="string">
            <text:p>k-1</text:p>
          </table:table-cell>
          <table:table-cell table:style-name="ce12" office:value-type="string" table:number-columns-spanned="3" table:number-rows-spanned="1">
            <text:p>토요일. / 맑은. 바람 있음. 오후 낮은 시간이 된 후, 강해졌다. 눈도 짧은 시간의 동안 듬성듬성 춤추고 있었다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0">
            <text:p>20</text:p>
          </table:table-cell>
          <table:table-cell table:style-name="ce2" table:formula="of:=[.B20]+1" office:value-type="float" office:value="4">
            <text:p>4</text:p>
          </table:table-cell>
          <table:table-cell table:style-name="ce6"/>
          <table:table-cell table:style-name="ce11" office:value-type="string">
            <text:p>k-2</text:p>
          </table:table-cell>
          <table:table-cell table:style-name="ce12" office:value-type="string" table:number-columns-spanned="3" table:number-rows-spanned="1">
            <text:p>시노 : (1) 연습만. &lt;1&gt; 대갑. &lt;2&gt; 소리에서 다른 소리로 이행, 슬러로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1">
            <text:p>21</text:p>
          </table:table-cell>
          <table:table-cell table:style-name="ce2" table:formula="of:=[.B21]+1" office:value-type="float" office:value="5">
            <text:p>5</text:p>
          </table:table-cell>
          <table:table-cell table:style-name="ce6"/>
          <table:table-cell table:style-name="ce11" office:value-type="string">
            <text:p>k-3</text:p>
          </table:table-cell>
          <table:table-cell table:style-name="ce12" office:value-type="string" table:number-columns-spanned="3" table:number-rows-spanned="1">
            <text:p>샤크 : (1) 연습. 갑소리 내기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2">
            <text:p>22</text:p>
          </table:table-cell>
          <table:table-cell table:style-name="ce2" table:formula="of:=[.B22]+1" office:value-type="float" office:value="6">
            <text:p>6</text:p>
          </table:table-cell>
          <table:table-cell table:style-name="ce6"/>
          <table:table-cell table:style-name="ce11" office:value-type="string">
            <text:p>a-1</text:p>
          </table:table-cell>
          <table:table-cell table:style-name="ce12" office:value-type="string" table:number-columns-spanned="3" table:number-rows-spanned="1">
            <text:p>مقابلة مع امراة. / أنجبت رضيع.</text:p>
            <text:p>muqaabala[wywiad / maA / amraa[kobieta / andhaptu[urodzil`a / rad^iyA[dziecko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3">
            <text:p>23</text:p>
          </table:table-cell>
          <table:table-cell table:style-name="ce2" table:formula="of:=[.B23]+1" office:value-type="float" office:value="7">
            <text:p>7</text:p>
          </table:table-cell>
          <table:table-cell table:style-name="ce6"/>
          <table:table-cell table:style-name="ce11" office:value-type="string">
            <text:p>a-2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4">
            <text:p>24</text:p>
          </table:table-cell>
          <table:table-cell table:style-name="ce2" table:formula="of:=[.B24]+1" office:value-type="float" office:value="8">
            <text:p>8</text:p>
          </table:table-cell>
          <table:table-cell table:style-name="ce6"/>
          <table:table-cell table:style-name="ce11" office:value-type="string">
            <text:p>f-1</text:p>
          </table:table-cell>
          <table:table-cell table:style-name="ce12" office:value-type="string" table:number-columns-spanned="3" table:number-rows-spanned="1">
            <text:p>آنها يک بار عقب نشينی می کنند.</text:p>
            <text:p>eek-baar[raz / Aqab-nashiynii[wro`cil` / miy-konaand[robic` / sepaas[naste_pnie / baar-mi-gardaand[wracaja_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5">
            <text:p>25</text:p>
          </table:table-cell>
          <table:table-cell table:style-name="ce2" table:formula="of:=[.B25]+1" office:value-type="float" office:value="9">
            <text:p>9</text:p>
          </table:table-cell>
          <table:table-cell table:style-name="ce6"/>
          <table:table-cell table:style-name="ce11" office:value-type="string">
            <text:p>h-1</text:p>
          </table:table-cell>
          <table:table-cell table:style-name="ce13" office:value-type="string" table:number-columns-spanned="3" table:number-rows-spanned="1">
            <text:p>या , आप मरेगे , और , आप होश नहीं रखेंगे। </text:p>
            <text:p>yaa[albo / marege[umrzesz / hosh[conscious / keep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6">
            <text:p>26</text:p>
          </table:table-cell>
          <table:table-cell table:style-name="ce2" table:formula="of:=[.B26]+1" office:value-type="float" office:value="10">
            <text:p>10</text:p>
          </table:table-cell>
          <table:table-cell table:style-name="ce6"/>
          <table:table-cell table:style-name="ce11" office:value-type="string">
            <text:p>h-2</text:p>
          </table:table-cell>
          <table:table-cell table:style-name="ce13" office:value-type="string" table:number-columns-spanned="3" table:number-rows-spanned="1">
            <text:p>यह कौन सा होगा।</text:p>
            <text:p>yee / koon-sa[kto`ry / hoga[stanie sie_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7">
            <text:p>27</text:p>
          </table:table-cell>
          <table:table-cell table:style-name="ce2" table:formula="of:=[.B27]+1" office:value-type="float" office:value="11">
            <text:p>11</text:p>
          </table:table-cell>
          <table:table-cell table:style-name="ce6"/>
          <table:table-cell table:style-name="ce11" office:value-type="string">
            <text:p>c-1</text:p>
          </table:table-cell>
          <table:table-cell table:style-name="ce12" office:value-type="string" table:number-columns-spanned="3" table:number-rows-spanned="1">
            <text:p>（对自己）（1）关于量子力学的文章。在它里，时时著者说，`嘿，这是很重要，不要忘记`(m1)，或者, `这是很难理解`(m2)。（a）我告诉你：穿越这些噪[zao4音。（2）这些意见，处理翻译且说来。（a）m1 的意思是，`（a1）我参加考试时，我不会回忆这条表达式。我考上不了。我很伤心。（a2）现在我对你说别忘。做这样，我试图治疗我自己的伤心。`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28]+1" office:value-type="float" office:value="12">
            <text:p>12</text:p>
          </table:table-cell>
          <table:table-cell table:style-name="ce6"/>
          <table:table-cell table:style-name="ce11" office:value-type="string">
            <text:p>c-2</text:p>
          </table:table-cell>
          <table:table-cell table:style-name="ce12" office:value-type="string" table:number-columns-spanned="3" table:number-rows-spanned="1">
            <text:p>（b）m2 的意思。可能你已经猜[cai1理了。意思是，`我不知道。我曾经试图去理解。不成功。别再问我。`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/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2" table:formula="of:=[.B29]+1" office:value-type="float" office:value="13">
            <text:p>13</text:p>
          </table:table-cell>
          <table:table-cell table:style-name="ce6"/>
          <table:table-cell table:style-name="ce11" office:value-type="string">
            <text:p>r-1</text:p>
          </table:table-cell>
          <table:table-cell table:style-name="ce12" office:value-type="string" table:number-columns-spanned="3" table:number-rows-spanned="1">
            <text:p>я сижу на стуле. моя талия начинает болеть. / насто'лько[wie_c, я сто'ю на коленях[knee.e, снова, талия боли'т[boli.pl, тем&lt;chim&gt;[mimo-wszystko;<text:a xlink:href="mailto:jednakz@e">jednakz@e</text:a>~2 не ме'&lt;je&gt;нее.</text:p>
          </table:table-cell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0">
            <text:p>30</text:p>
          </table:table-cell>
          <table:table-cell table:style-name="ce2"/>
          <table:table-cell table:style-name="ce6" office:value-type="string">
            <text:p>xx</text:p>
          </table:table-cell>
          <table:table-cell table:style-name="ce11" office:value-type="string">
            <text:p>p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1">
            <text:p>31</text:p>
          </table:table-cell>
          <table:table-cell table:style-name="ce2"/>
          <table:table-cell table:style-name="ce6"/>
          <table:table-cell table:style-name="ce11" office:value-type="string">
            <text:p>p-2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2">
            <text:p>32</text:p>
          </table:table-cell>
          <table:table-cell table:style-name="ce2"/>
          <table:table-cell table:style-name="ce6"/>
          <table:table-cell table:style-name="ce11" office:value-type="string">
            <text:p>k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3">
            <text:p>33</text:p>
          </table:table-cell>
          <table:table-cell table:style-name="ce2"/>
          <table:table-cell table:style-name="ce6"/>
          <table:table-cell table:style-name="ce11" office:value-type="string">
            <text:p>k-2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4">
            <text:p>34</text:p>
          </table:table-cell>
          <table:table-cell table:style-name="ce2"/>
          <table:table-cell table:style-name="ce6"/>
          <table:table-cell table:style-name="ce11" office:value-type="string">
            <text:p>k-3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5">
            <text:p>35</text:p>
          </table:table-cell>
          <table:table-cell table:style-name="ce2"/>
          <table:table-cell table:style-name="ce6"/>
          <table:table-cell table:style-name="ce11" office:value-type="string">
            <text:p>a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2"/>
          <table:table-cell table:style-name="ce6"/>
          <table:table-cell table:style-name="ce11" office:value-type="string">
            <text:p>a-2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7">
            <text:p>37</text:p>
          </table:table-cell>
          <table:table-cell table:style-name="ce2"/>
          <table:table-cell table:style-name="ce6"/>
          <table:table-cell table:style-name="ce11" office:value-type="string">
            <text:p>f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6"/>
          <table:table-cell table:style-name="ce11" office:value-type="string">
            <text:p>h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6"/>
          <table:table-cell table:style-name="ce11" office:value-type="string">
            <text:p>c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6"/>
          <table:table-cell table:style-name="ce11" office:value-type="string">
            <text:p>r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6" office:value-type="string">
            <text:p>xx</text:p>
          </table:table-cell>
          <table:table-cell table:style-name="ce11" office:value-type="string">
            <text:p>p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6"/>
          <table:table-cell table:style-name="ce11" office:value-type="string">
            <text:p>p-2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6"/>
          <table:table-cell table:style-name="ce11" office:value-type="string">
            <text:p>k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6"/>
          <table:table-cell table:style-name="ce11" office:value-type="string">
            <text:p>k-2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5">
            <text:p>45</text:p>
          </table:table-cell>
          <table:table-cell table:style-name="ce2"/>
          <table:table-cell table:style-name="ce6"/>
          <table:table-cell table:style-name="ce11" office:value-type="string">
            <text:p>k-3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6">
            <text:p>46</text:p>
          </table:table-cell>
          <table:table-cell table:style-name="ce2"/>
          <table:table-cell table:style-name="ce6"/>
          <table:table-cell table:style-name="ce11" office:value-type="string">
            <text:p>a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7">
            <text:p>47</text:p>
          </table:table-cell>
          <table:table-cell table:style-name="ce2"/>
          <table:table-cell table:style-name="ce6"/>
          <table:table-cell table:style-name="ce11" office:value-type="string">
            <text:p>a-2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8">
            <text:p>48</text:p>
          </table:table-cell>
          <table:table-cell table:style-name="ce2"/>
          <table:table-cell table:style-name="ce6"/>
          <table:table-cell table:style-name="ce11" office:value-type="string">
            <text:p>f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9">
            <text:p>49</text:p>
          </table:table-cell>
          <table:table-cell table:style-name="ce2"/>
          <table:table-cell table:style-name="ce6"/>
          <table:table-cell table:style-name="ce11" office:value-type="string">
            <text:p>h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0">
            <text:p>50</text:p>
          </table:table-cell>
          <table:table-cell table:style-name="ce2"/>
          <table:table-cell table:style-name="ce6"/>
          <table:table-cell table:style-name="ce11" office:value-type="string">
            <text:p>c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51">
            <text:p>51</text:p>
          </table:table-cell>
          <table:table-cell table:style-name="ce2"/>
          <table:table-cell table:style-name="ce6"/>
          <table:table-cell table:style-name="ce11" office:value-type="string">
            <text:p>r-1</text:p>
          </table:table-cell>
          <table:table-cell table:style-name="ce12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2">
            <text:p>52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3">
            <text:p>53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4">
            <text:p>54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5">
            <text:p>55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6">
            <text:p>56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7">
            <text:p>57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8">
            <text:p>58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59">
            <text:p>59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0">
            <text:p>60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1">
            <text:p>61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2">
            <text:p>62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3">
            <text:p>63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4">
            <text:p>64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5">
            <text:p>65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6">
            <text:p>66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7">
            <text:p>67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8">
            <text:p>68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69">
            <text:p>69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0">
            <text:p>70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1">
            <text:p>71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2">
            <text:p>72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3">
            <text:p>73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4">
            <text:p>74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5">
            <text:p>75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6">
            <text:p>76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7">
            <text:p>77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8">
            <text:p>78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79">
            <text:p>79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0">
            <text:p>80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1">
            <text:p>81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2">
            <text:p>82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3">
            <text:p>83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4">
            <text:p>84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5">
            <text:p>85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6">
            <text:p>86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7">
            <text:p>87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8">
            <text:p>88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9">
            <text:p>89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0">
            <text:p>90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1">
            <text:p>91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2">
            <text:p>92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3">
            <text:p>93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4">
            <text:p>94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5">
            <text:p>95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6">
            <text:p>96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7">
            <text:p>97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8">
            <text:p>98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99">
            <text:p>99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00">
            <text:p>100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01">
            <text:p>101</text:p>
          </table:table-cell>
          <table:table-cell table:style-name="ce2"/>
          <table:table-cell table:style-name="ce6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14"/>
          <table:table-cell table:style-name="Default"/>
          <table:table-cell table:style-name="ce14"/>
          <table:table-cell table:style-name="Default"/>
          <table:table-cell table:style-name="ce15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2-02-06T11:19:43.98">
            <text:p>0206 <text:s/>1119</text:p>
          </table:table-cell>
          <table:table-cell table:style-name="ce11"/>
          <table:table-cell table:style-name="ce12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7" table:formula="of:=NOW()" office:value-type="date" office:date-value="2022-02-06T11:19:45.65">
            <text:p>0206 <text:s/>1119</text:p>
          </table:table-cell>
          <table:table-cell table:style-name="ce7" table:formula="of:=NOW()" office:value-type="date" office:date-value="2022-02-06T11:19:45.65">
            <text:p>0206 <text:s/>1119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2-02-06T11:19:45.65">
            <text:p>0206 <text:s/>1119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number-columns-repeated="3"/>
          <table:table-cell table:style-name="ce11"/>
          <table:table-cell table:style-name="ce12" table:number-columns-spanned="3" table:number-rows-spanned="1"/>
          <table:covered-table-cell table:number-columns-repeated="2" table:style-name="ce8"/>
          <table:table-cell table:number-columns-repeated="5"/>
          <table:table-cell table:style-name="ce17"/>
          <table:table-cell table:number-columns-repeated="1011"/>
        </table:table-row>
        <table:table-row table:style-name="ro13">
          <table:table-cell table:number-columns-repeated="3"/>
          <table:table-cell table:style-name="ce11"/>
          <table:table-cell table:style-name="ce12" table:number-columns-spanned="3" table:number-rows-spanned="1"/>
          <table:covered-table-cell table:number-columns-repeated="2" table:style-name="ce8"/>
          <table:table-cell table:number-columns-repeated="5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1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2"/>
          <table:table-cell table:style-name="ce8" office:value-type="string" table:number-columns-spanned="4" table:number-rows-spanned="1">
            <text:p>https://eco.mtk.nao.ac.jp/cgi-bin/koyomi/skymap.cgi</text:p>
          </table:table-cell>
          <table:covered-table-cell table:number-columns-repeated="3" table:style-name="ce9"/>
          <table:table-cell table:number-columns-repeated="6"/>
          <table:table-cell table:style-name="ce17"/>
          <table:table-cell table:number-columns-repeated="1011"/>
        </table:table-row>
        <table:table-row table:style-name="ro14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7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https://www.benri.jp/calendar/moon</text:p>
          </table:table-cell>
          <table:covered-table-cell table:number-columns-repeated="3" table:style-name="ce9"/>
          <table:table-cell table:number-columns-repeated="6"/>
          <table:table-cell table:style-name="ce17"/>
          <table:table-cell table:number-columns-repeated="1011"/>
        </table:table-row>
        <table:table-row table:style-name="ro1" table:number-rows-repeated="3">
          <table:table-cell table:number-columns-repeated="2"/>
          <table:table-cell table:style-name="ce9" table:number-columns-repeated="4"/>
          <table:table-cell table:number-columns-repeated="6"/>
          <table:table-cell table:style-name="ce17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17"/>
          <table:table-cell table:number-columns-repeated="1011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06">2022/02/06</text:date>, <text:time>11:19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2-06T11:19:45.38</dc:date>
    <dc:creator>iwabuchi ken</dc:creator>
    <meta:editing-duration>P12DT14H2M45S</meta:editing-duration>
    <meta:editing-cycles>1782</meta:editing-cycles>
    <meta:generator>OpenOffice/4.1.3$Win32 OpenOffice.org_project/413m1$Build-9783</meta:generator>
    <meta:document-statistic meta:table-count="1" meta:cell-count="336" meta:object-count="0"/>
  </office:meta>
</office:document-meta>
</file>